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201000002FC0000007E96BF087124BA18CE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Mangal" svg:font-family="Mangal" style:font-pitch="variable"/>
    <style:font-face style:name="Microsoft YaHei" svg:font-family="'Microsoft YaHe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 style:master-page-name="Standard">
      <style:table-properties style:width="19.002cm" fo:margin-left="-0.63cm" style:page-number="auto" table:align="left" style:writing-mode="lr-tb"/>
    </style:style>
    <style:style style:name="Tabela1.A" style:family="table-column">
      <style:table-column-properties style:column-width="8.948cm"/>
    </style:style>
    <style:style style:name="Tabela1.B" style:family="table-column">
      <style:table-column-properties style:column-width="1.563cm"/>
    </style:style>
    <style:style style:name="Tabela1.C" style:family="table-column">
      <style:table-column-properties style:column-width="8.491cm"/>
    </style:style>
    <style:style style:name="Tabela1.1" style:family="table-row">
      <style:table-row-properties fo:keep-together="always"/>
    </style:style>
    <style:style style:name="Tabela1.A1" style:family="table-cell">
      <style:table-cell-properties style:vertical-align="bottom" fo:padding="0cm" fo:border-left="0.5pt solid #000000" fo:border-right="0.5pt solid #000000" fo:border-top="0.5pt solid #000000" fo:border-bottom="none" style:writing-mode="lr-tb"/>
    </style:style>
    <style:style style:name="Tabela1.A2" style:family="table-cell">
      <style:table-cell-properties style:vertical-align="bottom" fo:padding="0cm" fo:border-left="0.5pt solid #000000" fo:border-right="none" fo:border-top="0.5pt solid #000000" fo:border-bottom="0.5pt solid #000000" style:writing-mode="lr-tb"/>
    </style:style>
    <style:style style:name="Tabela1.C2" style:family="table-cell">
      <style:table-cell-properties style:vertical-align="bottom" fo:padding="0cm" fo:border="0.5pt solid #000000" style:writing-mode="lr-tb"/>
    </style:style>
    <style:style style:name="Tabela1.C3" style:family="table-cell">
      <style:table-cell-properties style:vertical-align="bottom" fo:padding="0cm" fo:border-left="0.5pt solid #000000" fo:border-right="0.5pt solid #000000" fo:border-top="none" fo:border-bottom="0.5pt solid #000000" style:writing-mode="lr-tb"/>
    </style:style>
    <style:style style:name="Tabela1.4" style:family="table-row">
      <style:table-row-properties fo:keep-together="auto"/>
    </style:style>
    <style:style style:name="Tabela1.A4" style:family="table-cell">
      <style:table-cell-properties style:vertical-align="middle" fo:padding="0cm" fo:border-left="0.5pt solid #000000" fo:border-right="none" fo:border-top="none" fo:border-bottom="0.5pt solid #000000" style:writing-mode="lr-tb"/>
    </style:style>
    <style:style style:name="Tabela1.C4" style:family="table-cell">
      <style:table-cell-properties style:vertical-align="" fo:padding="0cm" fo:border-left="0.5pt solid #000000" fo:border-right="0.5pt solid #000000" fo:border-top="none" fo:border-bottom="0.5pt solid #000000" style:writing-mode="lr-tb"/>
    </style:style>
    <style:style style:name="Tabela1.B6" style:family="table-cell">
      <style:table-cell-properties style:vertical-align="middle" fo:padding="0cm" fo:border-left="0.5pt solid #000000" fo:border-right="1pt solid #000000" fo:border-top="0.5pt solid #000000" fo:border-bottom="0.5pt solid #000000" style:writing-mode="lr-tb"/>
    </style:style>
    <style:style style:name="Tabela1.7" style:family="table-row">
      <style:table-row-properties style:min-row-height="2.159cm" fo:keep-together="always"/>
    </style:style>
    <style:style style:name="Tabela1.A7" style:family="table-cell">
      <style:table-cell-properties style:vertical-align="middle" fo:padding="0cm" fo:border="0.5pt solid #000000" style:writing-mode="lr-tb"/>
    </style:style>
    <style:style style:name="Tabela1.A8" style:family="table-cell">
      <style:table-cell-properties style:vertical-align="middle" fo:padding="0cm" fo:border-left="0.5pt solid #000000" fo:border-right="0.5pt solid #000000" fo:border-top="none" fo:border-bottom="0.5pt solid #000000" style:writing-mode="lr-tb"/>
    </style:style>
    <style:style style:name="Tabela1.10" style:family="table-row">
      <style:table-row-properties style:min-row-height="2.09cm" fo:keep-together="always"/>
    </style:style>
    <style:style style:name="Tabela1.A12" style:family="table-cell">
      <style:table-cell-properties style:vertical-align="middle" fo:padding="0cm" fo:border-left="0.5pt solid #000000" fo:border-right="1pt solid #000000" fo:border-top="none" fo:border-bottom="0.5pt solid #000000" style:writing-mode="lr-tb"/>
    </style:style>
    <style:style style:name="Tabela1.14" style:family="table-row">
      <style:table-row-properties style:min-row-height="0.607cm" fo:keep-together="always"/>
    </style:style>
    <style:style style:name="Tabela1.19" style:family="table-row">
      <style:table-row-properties style:min-row-height="0.87cm" fo:keep-together="always"/>
    </style:style>
    <style:style style:name="Tabela1.A19" style:family="table-cell">
      <style:table-cell-properties style:vertical-align="middle" fo:padding="0cm" fo:border-left="0.5pt solid #000000" fo:border-right="1pt solid #000000" fo:border-top="2.25pt solid #000000" fo:border-bottom="0.5pt solid #000000" style:writing-mode="lr-tb"/>
    </style:style>
    <style:style style:name="Tabela1.A20" style:family="table-cell">
      <style:table-cell-properties style:vertical-align="middle" fo:padding="0cm" fo:border-left="0.5pt solid #000000" fo:border-right="0.5pt solid #000000" fo:border-top="0.5pt solid #000000" fo:border-bottom="none" style:writing-mode="lr-tb"/>
    </style:style>
    <style:style style:name="Tabela1.A21" style:family="table-cell">
      <style:table-cell-properties style:vertical-align="middle" fo:padding="0cm" fo:border-left="0.5pt solid #000000" fo:border-right="0.5pt solid #000000" fo:border-top="2pt solid #000000" fo:border-bottom="2pt solid #000000" style:writing-mode="lr-tb"/>
    </style:style>
    <style:style style:name="Tabela1.A23" style:family="table-cell">
      <style:table-cell-properties style:vertical-align="middle" fo:padding="0cm" fo:border-left="0.5pt solid #000000" fo:border-right="0.5pt solid #000000" fo:border-top="0.05pt solid #000000" fo:border-bottom="2pt solid #000000" style:writing-mode="lr-tb"/>
    </style:style>
    <style:style style:name="P1" style:family="paragraph" style:parent-style-name="Header">
      <style:text-properties officeooo:paragraph-rsid="0012aa7c"/>
    </style:style>
    <style:style style:name="P2" style:family="paragraph" style:parent-style-name="Heading_20_3">
      <style:text-properties fo:color="#0000ff" fo:font-size="12pt" style:font-size-asian="12pt"/>
    </style:style>
    <style:style style:name="P3" style:family="paragraph" style:parent-style-name="Heading_20_3">
      <style:paragraph-properties style:snap-to-layout-grid="false"/>
      <style:text-properties fo:color="#0000ff" fo:font-size="12pt" fo:font-weight="bold" style:font-size-asian="12pt" style:font-weight-asian="bold" style:font-size-complex="14pt"/>
    </style:style>
    <style:style style:name="P4" style:family="paragraph" style:parent-style-name="Heading_20_3">
      <style:paragraph-properties style:snap-to-layout-grid="false"/>
      <style:text-properties fo:color="#0000ff" fo:font-size="12pt" fo:font-weight="bold" style:font-size-asian="12pt" style:font-weight-asian="bold" style:font-size-complex="14pt" style:font-weight-complex="bold"/>
    </style:style>
    <style:style style:name="P5" style:family="paragraph" style:parent-style-name="Heading_20_3">
      <style:text-properties officeooo:paragraph-rsid="00187c7b"/>
    </style:style>
    <style:style style:name="P6" style:family="paragraph" style:parent-style-name="Standard">
      <style:paragraph-properties fo:margin-top="0.106cm" fo:margin-bottom="0cm" loext:contextual-spacing="false" fo:text-align="center" style:justify-single-word="false"/>
      <style:text-properties fo:font-size="18pt" fo:font-weight="bold" officeooo:paragraph-rsid="0012aa7c" style:font-size-asian="18pt" style:font-weight-asian="bold" style:font-size-complex="18pt"/>
    </style:style>
    <style:style style:name="P7" style:family="paragraph" style:parent-style-name="Standard">
      <style:paragraph-properties fo:margin-top="0.106cm" fo:margin-bottom="0cm" loext:contextual-spacing="false" fo:text-align="start" style:justify-single-word="false"/>
      <style:text-properties officeooo:paragraph-rsid="0012aa7c"/>
    </style:style>
    <style:style style:name="P8" style:family="paragraph" style:parent-style-name="Standard">
      <style:text-properties officeooo:paragraph-rsid="0012aa7c"/>
    </style:style>
    <style:style style:name="P9" style:family="paragraph" style:parent-style-name="Standard">
      <style:text-properties fo:font-weight="bold" style:font-weight-asian="bold"/>
    </style:style>
    <style:style style:name="P10" style:family="paragraph" style:parent-style-name="Standard">
      <style:text-properties fo:font-weight="bold" officeooo:paragraph-rsid="00102ffa" style:font-weight-asian="bold"/>
    </style:style>
    <style:style style:name="P11" style:family="paragraph" style:parent-style-name="Standard">
      <style:text-properties fo:font-weight="bold" style:font-weight-asian="bold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/>
    </style:style>
    <style:style style:name="P13" style:family="paragraph" style:parent-style-name="Standard">
      <style:text-properties officeooo:paragraph-rsid="00187c7b"/>
    </style:style>
    <style:style style:name="P14" style:family="paragraph" style:parent-style-name="Heading_20_2">
      <style:paragraph-properties fo:margin-top="0.106cm" fo:margin-bottom="0.106cm" loext:contextual-spacing="false" fo:text-align="start" style:justify-single-word="false"/>
      <style:text-properties officeooo:paragraph-rsid="0012aa7c"/>
    </style:style>
    <style:style style:name="P15" style:family="paragraph" style:parent-style-name="Heading_20_2">
      <style:paragraph-properties fo:margin-top="0.106cm" fo:margin-bottom="0.106cm" loext:contextual-spacing="false" fo:text-align="start" style:justify-single-word="false"/>
      <style:text-properties officeooo:paragraph-rsid="00191be3"/>
    </style:style>
    <style:style style:name="P16" style:family="paragraph" style:parent-style-name="Heading_20_2">
      <style:paragraph-properties fo:margin-top="0.106cm" fo:margin-bottom="0.106cm" loext:contextual-spacing="false" fo:text-align="start" style:justify-single-word="false"/>
      <style:text-properties officeooo:paragraph-rsid="00102ffa"/>
    </style:style>
    <style:style style:name="P17" style:family="paragraph" style:parent-style-name="Heading_20_2">
      <style:paragraph-properties fo:margin-top="0.106cm" fo:margin-bottom="0.106cm" loext:contextual-spacing="false" fo:text-align="justify" style:justify-single-word="false"/>
      <style:text-properties officeooo:paragraph-rsid="00187c7b"/>
    </style:style>
    <style:style style:name="P18" style:family="paragraph" style:parent-style-name="Heading_20_2">
      <style:paragraph-properties fo:margin-top="0.106cm" fo:margin-bottom="0.106cm" loext:contextual-spacing="false" fo:text-align="start" style:justify-single-word="false"/>
      <style:text-properties fo:font-size="12pt" officeooo:paragraph-rsid="0012aa7c" style:font-size-asian="12pt" style:font-size-complex="12pt"/>
    </style:style>
    <style:style style:name="P19" style:family="paragraph" style:parent-style-name="Heading_20_3">
      <style:paragraph-properties fo:margin-top="0.106cm" fo:margin-bottom="0.106cm" loext:contextual-spacing="false" fo:text-align="justify" style:justify-single-word="false"/>
      <style:text-properties officeooo:paragraph-rsid="0012aa7c"/>
    </style:style>
    <style:style style:name="P20" style:family="paragraph" style:parent-style-name="Heading_20_3">
      <style:paragraph-properties fo:margin-top="0.106cm" fo:margin-bottom="0.106cm" loext:contextual-spacing="false" fo:text-align="justify" style:justify-single-word="false"/>
      <style:text-properties fo:font-size="12pt" officeooo:paragraph-rsid="00102ffa" style:font-size-asian="12pt"/>
    </style:style>
    <style:style style:name="P21" style:family="paragraph" style:parent-style-name="Standard">
      <style:paragraph-properties fo:margin-top="0.106cm" fo:margin-bottom="0.106cm" loext:contextual-spacing="false" fo:text-align="justify" style:justify-single-word="false"/>
      <style:text-properties officeooo:paragraph-rsid="00102ffa"/>
    </style:style>
    <style:style style:name="P22" style:family="paragraph" style:parent-style-name="Standard">
      <style:paragraph-properties fo:margin-top="0.106cm" fo:margin-bottom="0.106cm" loext:contextual-spacing="false" fo:text-align="justify" style:justify-single-word="false"/>
      <style:text-properties fo:color="#000000" fo:font-size="12pt" fo:font-weight="bold" officeooo:paragraph-rsid="00102ffa" style:font-size-asian="12pt" style:font-weight-asian="bold"/>
    </style:style>
    <style:style style:name="P23" style:family="paragraph" style:parent-style-name="Standard">
      <style:paragraph-properties fo:margin-top="0.106cm" fo:margin-bottom="0.106cm" loext:contextual-spacing="false" fo:text-align="start" style:justify-single-word="false"/>
      <style:text-properties fo:font-size="12pt" officeooo:paragraph-rsid="0012aa7c" style:font-size-asian="12pt" style:font-size-complex="12pt"/>
    </style:style>
    <style:style style:name="P24" style:family="paragraph" style:parent-style-name="Heading_20_2">
      <style:paragraph-properties fo:margin-top="0.071cm" fo:margin-bottom="0.071cm" loext:contextual-spacing="false" fo:text-align="start" style:justify-single-word="false"/>
      <style:text-properties fo:font-size="12pt" officeooo:paragraph-rsid="0012aa7c" style:font-size-asian="12pt" style:font-size-complex="12pt"/>
    </style:style>
    <style:style style:name="P25" style:family="paragraph" style:parent-style-name="Standard">
      <style:paragraph-properties fo:margin-top="0.071cm" fo:margin-bottom="0.071cm" loext:contextual-spacing="false" fo:text-align="start" style:justify-single-word="false"/>
      <style:text-properties fo:font-size="12pt" officeooo:paragraph-rsid="0012aa7c" style:font-size-asian="12pt" style:font-size-complex="12pt"/>
    </style:style>
    <style:style style:name="P26" style:family="paragraph" style:parent-style-name="Standard">
      <style:paragraph-properties fo:margin-left="0cm" fo:margin-right="0cm" fo:text-indent="0cm" style:auto-text-indent="false"/>
    </style:style>
    <style:style style:name="P27" style:family="paragraph" style:parent-style-name="Heading_20_3" style:list-style-name="WW8Num2">
      <style:paragraph-properties style:snap-to-layout-grid="false"/>
      <style:text-properties fo:font-size="4pt" officeooo:paragraph-rsid="0012aa7c" style:font-size-asian="4pt"/>
    </style:style>
    <style:style style:name="P28" style:family="paragraph" style:parent-style-name="Heading_20_8">
      <style:text-properties officeooo:paragraph-rsid="0012aa7c"/>
    </style:style>
    <style:style style:name="P29" style:family="paragraph" style:parent-style-name="Standard">
      <style:text-properties officeooo:paragraph-rsid="001d8542"/>
    </style:style>
    <style:style style:name="T1" style:family="text">
      <style:text-properties fo:font-size="12pt" style:font-size-asian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officeooo:rsid="001565f1" style:font-size-asian="12pt" style:font-size-complex="12pt"/>
    </style:style>
    <style:style style:name="T4" style:family="text">
      <style:text-properties fo:font-size="12pt" officeooo:rsid="00102ffa" style:font-size-asian="12pt"/>
    </style:style>
    <style:style style:name="T5" style:family="text">
      <style:text-properties fo:font-size="12pt" fo:font-weight="normal" style:font-size-asian="12pt" style:font-weight-asian="normal" style:font-size-complex="12pt" style:font-weight-complex="normal"/>
    </style:style>
    <style:style style:name="T6" style:family="text">
      <style:text-properties fo:font-size="12pt" fo:font-weight="normal" style:font-size-asian="12pt" style:font-weight-asian="normal" style:font-weight-complex="normal"/>
    </style:style>
    <style:style style:name="T7" style:family="text">
      <style:text-properties fo:font-size="14pt" fo:font-weight="bold" style:font-size-asian="14pt" style:font-weight-asian="bold"/>
    </style:style>
    <style:style style:name="T8" style:family="text">
      <style:text-properties fo:font-size="14pt" fo:font-weight="bold" style:font-size-asian="14pt" style:font-weight-asian="bold" style:font-weight-complex="bold"/>
    </style:style>
    <style:style style:name="T9" style:family="text">
      <style:text-properties fo:font-size="14pt" style:font-size-asian="14pt"/>
    </style:style>
    <style:style style:name="T10" style:family="text">
      <style:text-properties fo:color="#0000ff" fo:font-size="14pt" fo:font-weight="bold" style:font-size-asian="14pt" style:font-weight-asian="bold" style:font-weight-complex="bold"/>
    </style:style>
    <style:style style:name="T11" style:family="text">
      <style:text-properties fo:color="#0000ff" fo:font-size="14pt" fo:language="pt" fo:country="BR" fo:font-weight="bold" style:font-name-asian="Times New Roman" style:font-size-asian="14pt" style:language-asian="zh" style:country-asian="CN" style:font-weight-asian="bold" style:font-name-complex="Times New Roman" style:font-size-complex="12pt" style:language-complex="ar" style:country-complex="SA" style:font-weight-complex="bold"/>
    </style:style>
    <style:style style:name="T12" style:family="text">
      <style:text-properties fo:color="#0000ff" style:font-name="Times New Roman" fo:font-size="14pt" fo:language="pt" fo:country="BR" fo:font-weight="bold" officeooo:rsid="000f410e" style:font-name-asian="Times New Roman" style:font-size-asian="14pt" style:language-asian="zh" style:country-asian="CN" style:font-weight-asian="bold" style:font-name-complex="Times New Roman" style:font-size-complex="12pt" style:language-complex="ar" style:country-complex="SA" style:font-weight-complex="bold"/>
    </style:style>
    <style:style style:name="T13" style:family="text">
      <style:text-properties fo:font-weight="bold" style:font-weight-asian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normal" style:font-weight-asian="normal"/>
    </style:style>
    <style:style style:name="T16" style:family="text">
      <style:text-properties fo:color="#000000" fo:font-size="12pt" fo:font-weight="bold" style:font-size-asian="12pt" style:font-weight-asian="bold"/>
    </style:style>
    <style:style style:name="T17" style:family="text">
      <style:text-properties style:font-weight-complex="normal"/>
    </style:style>
    <style:style style:name="T18" style:family="text">
      <style:text-properties fo:language="pt" fo:country="BR" style:language-asian="zh" style:country-asian="CN" style:language-complex="ar" style:country-complex="SA"/>
    </style:style>
    <style:style style:name="T19" style:family="text">
      <style:text-properties fo:language="pt" fo:country="BR" officeooo:rsid="001bf011" style:language-asian="zh" style:country-asian="CN" style:language-complex="ar" style:country-complex="SA"/>
    </style:style>
    <style:style style:name="T20" style:family="text">
      <style:text-properties fo:language="pt" fo:country="BR" fo:font-weight="bold" officeooo:rsid="001d8542" style:language-asian="zh" style:country-asian="CN" style:font-weight-asian="bold" style:language-complex="ar" style:country-complex="SA"/>
    </style:style>
    <style:style style:name="T21" style:family="text">
      <style:text-properties fo:language="pt" fo:country="BR" fo:font-weight="bold" officeooo:rsid="001bf011" style:language-asian="zh" style:country-asian="CN" style:font-weight-asian="bold" style:language-complex="ar" style:country-complex="SA"/>
    </style:style>
    <style:style style:name="T22" style:family="text">
      <style:text-properties style:use-window-font-color="true" style:font-name="Times New Roman" fo:font-size="12pt" fo:language="pt" fo:country="BR" fo:font-weight="normal" style:font-name-asian="Times New Roman" style:font-size-asian="12pt" style:language-asian="zh" style:country-asian="CN" style:font-weight-asian="normal" style:font-name-complex="Times New Roman" style:font-size-complex="12pt" style:language-complex="ar" style:country-complex="SA" style:font-weight-complex="normal"/>
    </style:style>
    <style:style style:name="T23" style:family="text">
      <style:text-properties style:use-window-font-color="true" style:font-name="Times New Roman" fo:font-size="12pt" fo:language="pt" fo:country="BR" fo:font-weight="bold" officeooo:rsid="001bf011" style:font-name-asian="Times New Roman" style:font-size-asian="12pt" style:language-asian="zh" style:country-asian="CN" style:font-weight-asian="bold" style:font-name-complex="Times New Roman" style:font-size-complex="12pt" style:language-complex="ar" style:country-complex="SA"/>
    </style:style>
    <style:style style:name="T24" style:family="text">
      <style:text-properties style:use-window-font-color="true" style:font-name="Times New Roman" fo:font-size="12pt" fo:language="pt" fo:country="BR" fo:font-weight="bold" officeooo:rsid="001d8542" style:font-name-asian="Times New Roman" style:font-size-asian="12pt" style:language-asian="zh" style:country-asian="CN" style:font-weight-asian="bold" style:font-name-complex="Times New Roman" style:font-size-complex="12pt" style:language-complex="ar" style:country-complex="SA"/>
    </style:style>
    <style:style style:name="T25" style:family="text">
      <style:text-properties officeooo:rsid="001d854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1" table:style-name="Tabela1">
        <table:table-column table:style-name="Tabela1.A"/>
        <table:table-column table:style-name="Tabela1.B"/>
        <table:table-column table:style-name="Tabela1.C"/>
        <table:table-row table:style-name="Tabela1.1">
          <table:table-cell table:style-name="Tabela1.A1" table:number-columns-spanned="3" office:value-type="string">
            <text:p text:style-name="P12">REQUISITOS DE ENTRADA </text:p>
          </table:table-cell>
          <table:covered-table-cell/>
          <table:covered-table-cell/>
        </table:table-row>
        <table:table-row table:style-name="Tabela1.1">
          <table:table-cell table:style-name="Tabela1.A2" table:number-columns-spanned="2" office:value-type="string">
            <text:p text:style-name="P29"><text:span text:style-name="T24">Cliente</text:span><text:span text:style-name="T21">:</text:span><text:span text:style-name="T19">{{cliente}}</text:span></text:p>
          </table:table-cell>
          <table:covered-table-cell/>
          <table:table-cell table:style-name="Tabela1.C2" office:value-type="string">
            <text:p text:style-name="Standard"><text:span text:style-name="T13">Preço Mercado: </text:span>{{preco_mercado}}</text:p>
          </table:table-cell>
        </table:table-row>
        <table:table-row table:style-name="Tabela1.1">
          <table:table-cell table:style-name="Tabela1.A2" table:number-columns-spanned="2" office:value-type="string">
            <text:p text:style-name="Standard"><text:span text:style-name="T13">Contato: </text:span><text:span text:style-name="T18">{{contato}}</text:span></text:p>
          </table:table-cell>
          <table:covered-table-cell/>
          <table:table-cell table:style-name="Tabela1.C3" office:value-type="string">
            <text:p text:style-name="P13"><text:span text:style-name="T13">Potencial de Merc.: </text:span>{{potencial}}</text:p>
          </table:table-cell>
        </table:table-row>
        <table:table-row table:style-name="Tabela1.4">
          <table:table-cell table:style-name="Tabela1.A4" table:number-columns-spanned="2" office:value-type="string">
            <text:p text:style-name="Standard"><text:span text:style-name="T13">Código do Produto do Cliente: </text:span><text:span text:style-name="T18">{{cod_produto_cliente}}</text:span></text:p>
          </table:table-cell>
          <table:covered-table-cell/>
          <table:table-cell table:style-name="Tabela1.C4" table:number-rows-spanned="2" office:value-type="string">
            <text:p text:style-name="Standard"><text:span text:style-name="T13">Nome Inicial do Produto Intelli: </text:span>{{produto_intelli}}</text:p>
          </table:table-cell>
        </table:table-row>
        <table:table-row table:style-name="Tabela1.4">
          <table:table-cell table:style-name="Tabela1.A4" table:number-columns-spanned="2" office:value-type="string">
            <text:p text:style-name="P11">Desenho do cliente: </text:p>
          </table:table-cell>
          <table:covered-table-cell/>
          <table:covered-table-cell/>
        </table:table-row>
        <table:table-row table:style-name="Tabela1.4">
          <table:table-cell table:style-name="Tabela1.A4" office:value-type="string">
            <text:p text:style-name="Standard"><text:span text:style-name="T14">Especificações: </text:span><text:span text:style-name="T18">{{especificacoes}}</text:span></text:p>
          </table:table-cell>
          <table:table-cell table:style-name="Tabela1.B6" table:number-columns-spanned="2" office:value-type="string">
            <text:p text:style-name="P26"><text:span text:style-name="T13">Normas: </text:span><text:span text:style-name="T18">{{normas}}</text:span></text:p>
          </table:table-cell>
          <table:covered-table-cell/>
        </table:table-row>
        <table:table-row table:style-name="Tabela1.7">
          <table:table-cell table:style-name="Tabela1.A7" table:number-columns-spanned="3" office:value-type="string">
            <text:h text:style-name="P16" text:outline-level="2"><text:span text:style-name="T2">MOTIVO:</text:span><text:span text:style-name="T5"> </text:span><text:span text:style-name="T22">{{motivos}}</text:span></text:h>
            <text:h text:style-name="P18" text:outline-level="2"><text:bookmark text:name="Unknown"/><text:s/>Orçamento p/ Cliente <text:s text:c="4"/><field:fieldmark text:name="__Fieldmark__147_845661655" field:type="vnd.oasis.opendocument.field.FORMCHECKBOX"><field:param field:name="Checkbox_Checked" field:value="true"/><field:param field:name="Checkbox_HelpText" field:value=""/><field:param field:name="Checkbox_Name" field:value=""/></field:fieldmark><text:s/>Necessidade de Mercado <text:s text:c="3"/><field:fieldmark text:name="__Fieldmark__149_845661655" field:type="vnd.oasis.opendocument.field.FORMCHECKBOX"><field:param field:name="Checkbox_Checked" field:value="true"/><field:param field:name="Checkbox_HelpText" field:value=""/><field:param field:name="Checkbox_Name" field:value=""/></field:fieldmark><text:s/>Complemento da Linha de Produto</text:h>
            <text:p text:style-name="P23"><field:fieldmark text:name="__Fieldmark__153_845661655" field:type="vnd.oasis.opendocument.field.FORMCHECKBOX"><field:param field:name="Checkbox_HelpText" field:value=""/><field:param field:name="Checkbox_Name" field:value=""/></field:fieldmark><text:span text:style-name="T13"><text:s/>Adequação ao Uso <text:s text:c="9"/></text:span><field:fieldmark text:name="__Fieldmark__157_845661655" field:type="vnd.oasis.opendocument.field.FORMCHECKBOX"><field:param field:name="Checkbox_HelpText" field:value=""/><field:param field:name="Checkbox_Name" field:value=""/></field:fieldmark><text:span text:style-name="T13"><text:s/>Perda de Mercado <text:s text:c="14"/></text:span><field:fieldmark text:name="__Fieldmark__161_845661655" field:type="vnd.oasis.opendocument.field.FORMCHECKBOX"><field:param field:name="Checkbox_HelpText" field:value=""/><field:param field:name="Checkbox_Name" field:value=""/></field:fieldmark><text:span text:style-name="T13"><text:s text:c="2"/>Melhora do ferramental e processo</text:span></text:p>
          </table:table-cell>
          <table:covered-table-cell/>
          <table:covered-table-cell/>
        </table:table-row>
        <table:table-row table:style-name="Tabela1.1">
          <table:table-cell table:style-name="Tabela1.A8" table:number-columns-spanned="3" office:value-type="string">
            <text:h text:style-name="P14" text:outline-level="2"><text:span text:style-name="T2">PROCESSOS ENVOLVIDOS:</text:span><text:span text:style-name="T5"> </text:span><text:span text:style-name="T22">{{processos}}</text:span></text:h>
            <text:h text:style-name="P24" text:outline-level="2"><field:fieldmark text:name="__Fieldmark__176_845661655" field:type="vnd.oasis.opendocument.field.FORMCHECKBOX"><field:param field:name="Checkbox_Checked" field:value="true"/><field:param field:name="Checkbox_HelpText" field:value=""/><field:param field:name="Checkbox_Name" field:value=""/></field:fieldmark><text:s/>Estampagem <text:s text:c="5"/><field:fieldmark text:name="__Fieldmark__178_845661655" field:type="vnd.oasis.opendocument.field.FORMCHECKBOX"><field:param field:name="Checkbox_HelpText" field:value=""/><field:param field:name="Checkbox_Name" field:value=""/></field:fieldmark><text:s/>Usinagem <text:s text:c="7"/><field:fieldmark text:name="__Fieldmark__180_845661655" field:type="vnd.oasis.opendocument.field.FORMCHECKBOX"><field:param field:name="Checkbox_Checked" field:value="true"/><field:param field:name="Checkbox_HelpText" field:value=""/><field:param field:name="Checkbox_Name" field:value=""/></field:fieldmark><text:s/>Montagem <text:s text:c="8"/><field:fieldmark text:name="__Fieldmark__182_845661655" field:type="vnd.oasis.opendocument.field.FORMCHECKBOX"><field:param field:name="Checkbox_HelpText" field:value=""/><field:param field:name="Checkbox_Name" field:value=""/></field:fieldmark><text:s/>Repuxo<text:span text:style-name="T15"> <text:s text:c="2"/></text:span><text:s text:c="9"/><field:fieldmark text:name="__Fieldmark__186_845661655" field:type="vnd.oasis.opendocument.field.FORMCHECKBOX"><field:param field:name="Checkbox_HelpText" field:value=""/><field:param field:name="Checkbox_Name" field:value=""/></field:fieldmark><text:s/>Fundição </text:h>
            <text:p text:style-name="P25"><field:fieldmark text:name="__Fieldmark__190_845661655" field:type="vnd.oasis.opendocument.field.FORMCHECKBOX"><field:param field:name="Checkbox_Checked" field:value="true"/><field:param field:name="Checkbox_HelpText" field:value=""/><field:param field:name="Checkbox_Name" field:value=""/></field:fieldmark><text:span text:style-name="T13"><text:s/>Injeção de Termoplásticos <text:s text:c="13"/></text:span><field:fieldmark text:name="__Fieldmark__194_845661655" field:type="vnd.oasis.opendocument.field.FORMCHECKBOX"><field:param field:name="Checkbox_HelpText" field:value=""/><field:param field:name="Checkbox_Name" field:value=""/></field:fieldmark><text:span text:style-name="T13"><text:s/>Trefilação <text:s text:c="9"/></text:span><field:fieldmark text:name="__Fieldmark__198_845661655" field:type="vnd.oasis.opendocument.field.FORMCHECKBOX"><field:param field:name="Checkbox_HelpText" field:value=""/><field:param field:name="Checkbox_Name" field:value=""/></field:fieldmark><text:span text:style-name="T13"><text:s/>Extrusão <text:s text:c="7"/></text:span><field:fieldmark text:name="__Fieldmark__202_845661655" field:type="vnd.oasis.opendocument.field.FORMCHECKBOX"><field:param field:name="Checkbox_HelpText" field:value=""/><field:param field:name="Checkbox_Name" field:value=""/></field:fieldmark><text:span text:style-name="T13"><text:s/>Op. realizada por terceiros</text:span></text:p>
          </table:table-cell>
          <table:covered-table-cell/>
          <table:covered-table-cell/>
        </table:table-row>
        <table:table-row table:style-name="Tabela1.1">
          <table:table-cell table:style-name="Tabela1.A8" table:number-columns-spanned="3" office:value-type="string">
            <text:h text:style-name="P14" text:outline-level="2"><text:span text:style-name="T2">FERRAMENTAS ENVOLVIDAS:</text:span><text:span text:style-name="T5"> </text:span><text:span text:style-name="T22">{{ferramentas}}</text:span></text:h>
            <text:h text:style-name="P24" text:outline-level="2"><field:fieldmark text:name="__Fieldmark__217_845661655" field:type="vnd.oasis.opendocument.field.FORMCHECKBOX"><field:param field:name="Checkbox_Checked" field:value="true"/><field:param field:name="Checkbox_HelpText" field:value=""/><field:param field:name="Checkbox_Name" field:value=""/></field:fieldmark><text:s/>Estampagem <text:s text:c="5"/><field:fieldmark text:name="__Fieldmark__219_845661655" field:type="vnd.oasis.opendocument.field.FORMCHECKBOX"><field:param field:name="Checkbox_HelpText" field:value=""/><field:param field:name="Checkbox_Name" field:value=""/></field:fieldmark><text:s/>Usinagem <text:s text:c="7"/><field:fieldmark text:name="__Fieldmark__221_845661655" field:type="vnd.oasis.opendocument.field.FORMCHECKBOX"><field:param field:name="Checkbox_Checked" field:value="true"/><field:param field:name="Checkbox_HelpText" field:value=""/><field:param field:name="Checkbox_Name" field:value=""/></field:fieldmark><text:s/>Montagem <text:s text:c="8"/><field:fieldmark text:name="__Fieldmark__223_845661655" field:type="vnd.oasis.opendocument.field.FORMCHECKBOX"><field:param field:name="Checkbox_HelpText" field:value=""/><field:param field:name="Checkbox_Name" field:value=""/></field:fieldmark><text:s/>Repuxo<text:span text:style-name="T15"> <text:s text:c="2"/></text:span><text:s text:c="8"/><field:fieldmark text:name="__Fieldmark__227_845661655" field:type="vnd.oasis.opendocument.field.FORMCHECKBOX"><field:param field:name="Checkbox_HelpText" field:value=""/><field:param field:name="Checkbox_Name" field:value=""/></field:fieldmark><text:s/>Fundição </text:h>
            <text:h text:style-name="P24" text:outline-level="2"><field:fieldmark text:name="__Fieldmark__231_845661655" field:type="vnd.oasis.opendocument.field.FORMCHECKBOX"><field:param field:name="Checkbox_Checked" field:value="true"/><field:param field:name="Checkbox_HelpText" field:value=""/><field:param field:name="Checkbox_Name" field:value=""/></field:fieldmark><text:s/>Injeção de Termoplásticos <text:s text:c="14"/><field:fieldmark text:name="__Fieldmark__233_845661655" field:type="vnd.oasis.opendocument.field.FORMCHECKBOX"><field:param field:name="Checkbox_HelpText" field:value=""/><field:param field:name="Checkbox_Name" field:value=""/></field:fieldmark><text:s/>Trefilação <text:s text:c="9"/><field:fieldmark text:name="__Fieldmark__235_845661655" field:type="vnd.oasis.opendocument.field.FORMCHECKBOX"><field:param field:name="Checkbox_HelpText" field:value=""/><field:param field:name="Checkbox_Name" field:value=""/></field:fieldmark><text:s/>Extrusão <text:s text:c="6"/><field:fieldmark text:name="__Fieldmark__237_845661655" field:type="vnd.oasis.opendocument.field.FORMCHECKBOX"><field:param field:name="Checkbox_HelpText" field:value=""/><field:param field:name="Checkbox_Name" field:value=""/></field:fieldmark><text:span text:style-name="T15"><text:s/></text:span><text:span text:style-name="T17">Op. realizada por terceiros</text:span></text:h>
          </table:table-cell>
          <table:covered-table-cell/>
          <table:covered-table-cell/>
        </table:table-row>
        <table:table-row table:style-name="Tabela1.10">
          <table:table-cell table:style-name="Tabela1.A8" table:number-columns-spanned="3" office:value-type="string">
            <text:h text:style-name="P15" text:outline-level="2"><text:span text:style-name="T3">A</text:span><text:span text:style-name="T2">NEXOS:</text:span><text:span text:style-name="T5"> </text:span><text:span text:style-name="T22">{{anexos}}</text:span></text:h>
            <text:h text:style-name="P15" text:outline-level="2"><field:fieldmark text:name="__Fieldmark__256_845661655" field:type="vnd.oasis.opendocument.field.FORMCHECKBOX"><field:param field:name="Checkbox_Checked" field:value="true"/><field:param field:name="Checkbox_HelpText" field:value=""/><field:param field:name="Checkbox_Name" field:value=""/></field:fieldmark><text:span text:style-name="T2"><text:s/>Desenhos <text:s text:c="29"/></text:span><field:fieldmark text:name="__Fieldmark__260_845661655" field:type="vnd.oasis.opendocument.field.FORMCHECKBOX"><field:param field:name="Checkbox_HelpText" field:value=""/><field:param field:name="Checkbox_Name" field:value=""/></field:fieldmark><text:span text:style-name="T2"><text:s/>Fotos <text:s text:c="22"/></text:span><field:fieldmark text:name="__Fieldmark__264_845661655" field:type="vnd.oasis.opendocument.field.FORMCHECKBOX"><field:param field:name="Checkbox_HelpText" field:value=""/><field:param field:name="Checkbox_Name" field:value=""/></field:fieldmark><text:span text:style-name="T2"><text:s/>Catálogos <text:s text:c="18"/></text:span><field:fieldmark text:name="__Fieldmark__268_845661655" field:type="vnd.oasis.opendocument.field.FORMCHECKBOX"><field:param field:name="Checkbox_Checked" field:value="true"/><field:param field:name="Checkbox_HelpText" field:value=""/><field:param field:name="Checkbox_Name" field:value=""/></field:fieldmark><text:span text:style-name="T2">Amostra </text:span></text:h>
            <text:p text:style-name="P25"><field:fieldmark text:name="__Fieldmark__274_845661655" field:type="vnd.oasis.opendocument.field.FORMCHECKBOX"><field:param field:name="Checkbox_HelpText" field:value=""/><field:param field:name="Checkbox_Name" field:value=""/></field:fieldmark><text:span text:style-name="T13"><text:s/>Especificações <text:s text:c="23"/></text:span><field:fieldmark text:name="__Fieldmark__278_845661655" field:type="vnd.oasis.opendocument.field.FORMCHECKBOX"><field:param field:name="Checkbox_HelpText" field:value=""/><field:param field:name="Checkbox_Name" field:value=""/></field:fieldmark><text:span text:style-name="T13"><text:s/>Normas <text:s text:c="18"/></text:span><field:fieldmark text:name="__Fieldmark__282_845661655" field:type="vnd.oasis.opendocument.field.FORMCHECKBOX"><field:param field:name="Checkbox_HelpText" field:value=""/><field:param field:name="Checkbox_Name" field:value=""/></field:fieldmark><text:span text:style-name="T13"><text:s/>___________________________</text:span></text:p>
          </table:table-cell>
          <table:covered-table-cell/>
          <table:covered-table-cell/>
        </table:table-row>
        <table:table-row table:style-name="Tabela1.1">
          <table:table-cell table:style-name="Tabela1.A8" table:number-columns-spanned="3" office:value-type="string">
            <text:h text:style-name="Heading_20_3" text:outline-level="3"><text:span text:style-name="T2">OBSERVAÇÕES:</text:span><text:span text:style-name="T5"> </text:span><text:span text:style-name="T22">{{observacoes}}</text:span></text:h>
          </table:table-cell>
          <table:covered-table-cell/>
          <table:covered-table-cell/>
        </table:table-row>
        <table:table-row table:style-name="Tabela1.1">
          <table:table-cell table:style-name="Tabela1.A12" table:number-columns-spanned="3" office:value-type="string">
            <text:h text:style-name="P2" text:outline-level="3"/>
          </table:table-cell>
          <table:covered-table-cell/>
          <table:covered-table-cell/>
        </table:table-row>
        <table:table-row table:style-name="Tabela1.1">
          <table:table-cell table:style-name="Tabela1.A12" table:number-columns-spanned="3" office:value-type="string">
            <text:h text:style-name="P2" text:outline-level="3"/>
          </table:table-cell>
          <table:covered-table-cell/>
          <table:covered-table-cell/>
        </table:table-row>
        <table:table-row table:style-name="Tabela1.14">
          <table:table-cell table:style-name="Tabela1.A12" table:number-columns-spanned="3" office:value-type="string">
            <text:h text:style-name="P2" text:outline-level="3"/>
          </table:table-cell>
          <table:covered-table-cell/>
          <table:covered-table-cell/>
        </table:table-row>
        <table:table-row table:style-name="Tabela1.1">
          <table:table-cell table:style-name="Tabela1.A12" table:number-columns-spanned="3" office:value-type="string">
            <text:h text:style-name="P2" text:outline-level="3"/>
          </table:table-cell>
          <table:covered-table-cell/>
          <table:covered-table-cell/>
        </table:table-row>
        <table:table-row table:style-name="Tabela1.1">
          <table:table-cell table:style-name="Tabela1.B6" table:number-columns-spanned="3" office:value-type="string">
            <text:h text:style-name="P3" text:outline-level="3"/>
          </table:table-cell>
          <table:covered-table-cell/>
          <table:covered-table-cell/>
        </table:table-row>
        <table:table-row table:style-name="Tabela1.1">
          <table:table-cell table:style-name="Tabela1.A12" table:number-columns-spanned="3" office:value-type="string">
            <text:h text:style-name="P4" text:outline-level="3"/>
          </table:table-cell>
          <table:covered-table-cell/>
          <table:covered-table-cell/>
        </table:table-row>
        <table:table-row table:style-name="Tabela1.1">
          <table:table-cell table:style-name="Tabela1.A12" table:number-columns-spanned="3" office:value-type="string">
            <text:h text:style-name="P4" text:outline-level="3"/>
          </table:table-cell>
          <table:covered-table-cell/>
          <table:covered-table-cell/>
        </table:table-row>
        <table:table-row table:style-name="Tabela1.19">
          <table:table-cell table:style-name="Tabela1.A19" table:number-columns-spanned="3" office:value-type="string">
            <text:h text:style-name="P5" text:outline-level="3"><text:span text:style-name="T1">Data de In</text:span><text:span text:style-name="T4">í</text:span><text:span text:style-name="T1">cio do Processo:</text:span><text:span text:style-name="T6"> </text:span><text:span text:style-name="T22">{{data_inicio}}</text:span></text:h>
          </table:table-cell>
          <table:covered-table-cell/>
          <table:covered-table-cell/>
        </table:table-row>
        <table:table-row table:style-name="Tabela1.1">
          <table:table-cell table:style-name="Tabela1.A20" table:number-columns-spanned="3" office:value-type="string">
            <text:h text:style-name="P17" text:outline-level="2"><text:span text:style-name="T1">Data estipulada para Conclusão do Processo:</text:span><text:span text:style-name="T6"> </text:span><text:span text:style-name="T22">{{data_conclusao}}</text:span></text:h>
          </table:table-cell>
          <table:covered-table-cell/>
          <table:covered-table-cell/>
        </table:table-row>
        <table:table-row table:style-name="Tabela1.1">
          <table:table-cell table:style-name="Tabela1.A21" table:number-columns-spanned="3" office:value-type="string">
            <text:h text:style-name="P19" text:outline-level="3"><text:span text:style-name="T1">Aprovação da Engenharia de Produto:__________ <text:s/></text:span><field:fieldmark text:name="__Fieldmark__343_845661655" field:type="vnd.oasis.opendocument.field.FORMCHECKBOX"><field:param field:name="Checkbox_Checked" field:value="true"/><field:param field:name="Checkbox_HelpText" field:value=""/><field:param field:name="Checkbox_Name" field:value=""/></field:fieldmark><text:span text:style-name="T1"><text:s/>Aprovado <text:s text:c="4"/></text:span><field:fieldmark text:name="__Fieldmark__347_845661655" field:type="vnd.oasis.opendocument.field.FORMCHECKBOX"><field:param field:name="Checkbox_HelpText" field:value=""/><field:param field:name="Checkbox_Name" field:value=""/></field:fieldmark><text:span text:style-name="T1"><text:s/>Não Aprovado</text:span></text:h>
            <text:h text:style-name="P20" text:outline-level="3">Data: _____/_____/_____</text:h>
          </table:table-cell>
          <table:covered-table-cell/>
          <table:covered-table-cell/>
        </table:table-row>
        <table:table-row table:style-name="Tabela1.1">
          <table:table-cell table:style-name="Tabela1.A21" table:number-columns-spanned="3" office:value-type="string">
            <text:h text:style-name="P19" text:outline-level="3"><text:span text:style-name="T1">Aprovação pela Diretoria Comercial: __________ <text:s/></text:span><field:fieldmark text:name="__Fieldmark__358_845661655" field:type="vnd.oasis.opendocument.field.FORMCHECKBOX"><field:param field:name="Checkbox_Checked" field:value="true"/><field:param field:name="Checkbox_HelpText" field:value=""/><field:param field:name="Checkbox_Name" field:value=""/></field:fieldmark><text:span text:style-name="T1"><text:s/>Aprovado <text:s text:c="5"/></text:span><field:fieldmark text:name="__Fieldmark__362_845661655" field:type="vnd.oasis.opendocument.field.FORMCHECKBOX"><field:param field:name="Checkbox_HelpText" field:value=""/><field:param field:name="Checkbox_Name" field:value=""/></field:fieldmark><text:span text:style-name="T1"><text:s/>Não Aprovado</text:span></text:h>
            <text:p text:style-name="P21"><text:span text:style-name="T16">Data: </text:span><text:span text:style-name="T1">_____/_____/_____</text:span></text:p>
          </table:table-cell>
          <table:covered-table-cell/>
          <table:covered-table-cell/>
        </table:table-row>
        <table:table-row table:style-name="Tabela1.1">
          <table:table-cell table:style-name="Tabela1.A23" table:number-columns-spanned="3" office:value-type="string">
            <text:h text:style-name="P19" text:outline-level="3"><text:span text:style-name="T1">Aprovação pelo Cliente: <text:s/></text:span><field:fieldmark text:name="__Fieldmark__377_845661655" field:type="vnd.oasis.opendocument.field.FORMCHECKBOX"><field:param field:name="Checkbox_Checked" field:value="true"/><field:param field:name="Checkbox_HelpText" field:value=""/><field:param field:name="Checkbox_Name" field:value=""/></field:fieldmark><text:span text:style-name="T1"><text:s/>Aprovado <text:s text:c="12"/></text:span><field:fieldmark text:name="__Fieldmark__381_845661655" field:type="vnd.oasis.opendocument.field.FORMCHECKBOX"><field:param field:name="Checkbox_HelpText" field:value=""/><field:param field:name="Checkbox_Name" field:value=""/></field:fieldmark><text:span text:style-name="T1"><text:s/>Não Aprovado</text:span></text:h>
            <text:p text:style-name="P22">Visto do Departamento Comercial: ___________________ <text:s text:c="2"/>Data: ____/_____/_____ <text:s/></text:p>
          </table:table-cell>
          <table:covered-table-cell/>
          <table:covered-table-cell/>
        </table:table-row>
      </table:table>
      <text:p text:style-name="P9"><text:s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Mangal" svg:font-family="Mangal" style:font-pitch="variable"/>
    <style:font-face style:name="Microsoft YaHei" svg:font-family="'Microsoft YaHe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pt" fo:country="BR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pitch-asian="variable" style:font-size-asian="14pt" style:font-name-complex="Mangal" style:font-family-complex="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next-style-name="Standard" style:class="extra">
      <style:paragraph-properties fo:hyphenation-ladder-count="no-limit"/>
      <style:text-properties fo:font-size="10pt" fo:font-weight="bold" style:font-size-asian="10pt" style:font-weight-asian="bold" fo:hyphenate="false" fo:hyphenation-remain-char-count="2" fo:hyphenation-push-char-count="2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left="0cm" fo:margin-right="0cm" fo:text-align="center" style:justify-single-word="false" fo:text-indent="0cm" style:auto-text-indent="false" fo:keep-with-next="always"/>
      <style:text-properties fo:font-size="18pt" fo:font-weight="bold" style:font-size-asian="18pt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left="0cm" fo:margin-right="0cm" fo:text-align="center" style:justify-single-word="false" fo:text-indent="0cm" style:auto-text-indent="false" fo:keep-with-next="always"/>
      <style:text-properties fo:font-size="16pt" fo:font-weight="bold" style:font-size-asian="16pt" style:font-weight-asian="bold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left="0cm" fo:margin-right="0cm" fo:text-indent="0cm" style:auto-text-indent="false" fo:keep-with-next="always"/>
      <style:text-properties fo:font-size="14pt" fo:font-weight="bold" style:font-size-asian="14pt" style:font-weight-asian="bold" style:font-weight-complex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left="0cm" fo:margin-right="0cm" fo:margin-top="0.106cm" fo:margin-bottom="0.106cm" loext:contextual-spacing="false" fo:text-indent="0cm" style:auto-text-indent="false" fo:keep-with-next="always"/>
      <style:text-properties fo:font-weight="bold" style:font-weight-asian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hyphenation-ladder-count="no-limit" fo:keep-with-next="always"/>
      <style:text-properties fo:font-size="11pt" fo:font-weight="bold" style:font-size-asian="11pt" style:font-weight-asian="bold" fo:hyphenate="false" fo:hyphenation-remain-char-count="2" fo:hyphenation-push-char-count="2"/>
    </style:style>
    <style:style style:name="Heading_20_6" style:display-name="Heading 6" style:family="paragraph" style:parent-style-name="Standard" style:next-style-name="Standard" style:default-outline-level="6" style:class="text">
      <style:paragraph-properties fo:text-align="justify" style:justify-single-word="false" fo:hyphenation-ladder-count="no-limit" fo:keep-with-next="always"/>
      <style:text-properties fo:font-size="11pt" fo:font-weight="bold" style:font-size-asian="11pt" style:font-weight-asian="bold" fo:hyphenate="false" fo:hyphenation-remain-char-count="2" fo:hyphenation-push-char-count="2"/>
    </style:style>
    <style:style style:name="Heading_20_8" style:display-name="Heading 8" style:family="paragraph" style:parent-style-name="Standard" style:next-style-name="Standard" style:default-outline-level="8" style:class="text">
      <style:paragraph-properties fo:text-align="center" style:justify-single-word="false" fo:hyphenation-ladder-count="no-limit" fo:keep-with-next="always"/>
      <style:text-properties fo:font-size="10pt" fo:font-weight="bold" style:font-size-asian="10pt" style:font-weight-asian="bold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043cm" style:type="center"/>
          <style:tab-stop style:position="18.08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043cm" style:type="center"/>
          <style:tab-stop style:position="18.08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9.043cm" style:type="center"/>
          <style:tab-stop style:position="18.089cm" style:type="right"/>
        </style:tab-stops>
      </style:paragraph-properties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onte_20_parág._20_padrão" style:display-name="Fonte parág. padrão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2" style:family="table" style:master-page-name="Standard">
      <style:table-properties style:width="19.002cm" fo:margin-left="-0.63cm" style:page-number="auto" table:align="left" style:writing-mode="lr-tb"/>
    </style:style>
    <style:style style:name="Tabela2.A" style:family="table-column">
      <style:table-column-properties style:column-width="3.272cm"/>
    </style:style>
    <style:style style:name="Tabela2.B" style:family="table-column">
      <style:table-column-properties style:column-width="15.73cm"/>
    </style:style>
    <style:style style:name="Tabela2.1" style:family="table-row">
      <style:table-row-properties style:min-row-height="2.196cm" fo:keep-together="auto"/>
    </style:style>
    <style:style style:name="Tabela2.A1" style:family="table-cell">
      <style:table-cell-properties style:vertical-align="top" fo:background-color="#ffffff" fo:padding="0cm" fo:border-left="0.5pt solid #000000" fo:border-right="none" fo:border-top="0.05pt solid #000000" fo:border-bottom="0.05pt solid #000000" style:writing-mode="lr-tb">
        <style:background-image/>
      </style:table-cell-properties>
    </style:style>
    <style:style style:name="Tabela2.B1" style:family="table-cell">
      <style:table-cell-properties style:vertical-align="top" fo:padding="0cm" fo:border="0.05pt solid #000000" style:writing-mode="lr-tb"/>
    </style:style>
    <style:style style:name="MP1" style:family="paragraph" style:parent-style-name="Header">
      <style:text-properties officeooo:paragraph-rsid="0012aa7c"/>
    </style:style>
    <style:style style:name="MP2" style:family="paragraph" style:parent-style-name="Heading_20_8">
      <style:text-properties officeooo:paragraph-rsid="0012aa7c"/>
    </style:style>
    <style:style style:name="MP3" style:family="paragraph" style:parent-style-name="Heading_20_3" style:list-style-name="WW8Num2">
      <style:paragraph-properties style:snap-to-layout-grid="false"/>
      <style:text-properties fo:font-size="4pt" officeooo:paragraph-rsid="0012aa7c" style:font-size-asian="4pt"/>
    </style:style>
    <style:style style:name="MP4" style:family="paragraph" style:parent-style-name="Standard">
      <style:paragraph-properties fo:margin-top="0.106cm" fo:margin-bottom="0cm" loext:contextual-spacing="false" fo:text-align="center" style:justify-single-word="false"/>
      <style:text-properties fo:font-size="18pt" fo:font-weight="bold" officeooo:paragraph-rsid="0012aa7c" style:font-size-asian="18pt" style:font-weight-asian="bold" style:font-size-complex="18pt"/>
    </style:style>
    <style:style style:name="MP5" style:family="paragraph" style:parent-style-name="Standard">
      <style:paragraph-properties fo:margin-top="0.106cm" fo:margin-bottom="0cm" loext:contextual-spacing="false" fo:text-align="start" style:justify-single-word="false"/>
      <style:text-properties officeooo:paragraph-rsid="0012aa7c"/>
    </style:style>
    <style:style style:name="MP6" style:family="paragraph" style:parent-style-name="Standard">
      <style:text-properties officeooo:paragraph-rsid="0012aa7c"/>
    </style:style>
    <style:style style:name="MP7" style:family="paragraph" style:parent-style-name="Standard">
      <style:text-properties fo:font-weight="bold" officeooo:paragraph-rsid="00102ffa" style:font-weight-asian="bold"/>
    </style:style>
    <style:style style:name="MT1" style:family="text">
      <style:text-properties fo:font-size="12pt" style:font-size-asian="12pt"/>
    </style:style>
    <style:style style:name="MT2" style:family="text">
      <style:text-properties fo:font-size="14pt" fo:font-weight="bold" style:font-size-asian="14pt" style:font-weight-asian="bold" style:font-weight-complex="bold"/>
    </style:style>
    <style:style style:name="MT3" style:family="text">
      <style:text-properties fo:font-size="14pt" style:font-size-asian="14pt"/>
    </style:style>
    <style:style style:name="MT4" style:family="text">
      <style:text-properties fo:color="#0000ff" fo:font-size="14pt" fo:font-weight="bold" style:font-size-asian="14pt" style:font-weight-asian="bold" style:font-weight-complex="bold"/>
    </style:style>
    <style:style style:name="MT5" style:family="text">
      <style:text-properties fo:color="#0000ff" style:font-name="Times New Roman" fo:font-size="14pt" fo:language="pt" fo:country="BR" fo:font-weight="bold" officeooo:rsid="000f410e" style:font-name-asian="Times New Roman" style:font-size-asian="14pt" style:language-asian="zh" style:country-asian="CN" style:font-weight-asian="bold" style:font-name-complex="Times New Roman" style:font-size-complex="12pt" style:language-complex="ar" style:country-complex="SA" style:font-weight-complex="bold"/>
    </style:style>
    <style:style style:name="MT6" style:family="text">
      <style:text-properties fo:color="#0000ff" fo:font-size="14pt" fo:language="pt" fo:country="BR" fo:font-weight="bold" style:font-name-asian="Times New Roman" style:font-size-asian="14pt" style:language-asian="zh" style:country-asian="CN" style:font-weight-asian="bold" style:font-name-complex="Times New Roman" style:font-size-complex="12pt" style:language-complex="ar" style:country-complex="SA" style:font-weight-complex="bold"/>
    </style:style>
    <style:style style:name="MT7" style:family="text">
      <style:text-properties fo:font-size="14pt" fo:font-weight="bold" style:font-size-asian="14pt" style:font-weight-asian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0.635cm" fo:margin-bottom="0.318cm" fo:margin-left="2cm" fo:margin-right="1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fo:background-color="transparent" style:dynamic-spacing="false" draw:fill="none" draw:fill-color="#729fcf"/>
      </style:header-style>
      <style:footer-style>
        <style:header-footer-properties fo:min-height="0.6cm" fo:margin-left="0cm" fo:margin-right="0cm" fo:margin-top="0.101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/>
        <table:table table:name="Tabela2" table:style-name="Tabela2">
          <table:table-column table:style-name="Tabela2.A"/>
          <table:table-column table:style-name="Tabela2.B"/>
          <table:table-row table:style-name="Tabela2.1">
            <table:table-cell table:style-name="Tabela2.A1" office:value-type="string">
              <text:h text:style-name="MP2" text:outline-level="8"><draw:frame draw:style-name="Mfr1" draw:name="Figura2" text:anchor-type="paragraph" svg:x="0.099cm" svg:y="1.138cm" svg:width="3.096cm" svg:height="0.547cm" draw:z-index="0"><draw:image xlink:href="Pictures/10000201000002FC0000007E96BF087124BA18CE.png" xlink:type="simple" xlink:show="embed" xlink:actuate="onLoad" loext:mime-type="image/png"/></draw:frame><text:tab/><text:tab/> <text:s/></text:h>
            </table:table-cell>
            <table:table-cell table:style-name="Tabela2.B1" office:value-type="string">
              <text:list xml:id="list1465338337" text:style-name="WW8Num2">
                <text:list-item>
                  <text:h text:style-name="MP3" text:outline-level="3"/>
                </text:list-item>
              </text:list>
              <text:p text:style-name="MP4">Relatório de Desenvolvimento/Melhoria de Produto</text:p>
              <text:p text:style-name="MP5"><field:fieldmark text:name="__Fieldmark__14_845661655" field:type="vnd.oasis.opendocument.field.FORMCHECKBOX"><field:param field:name="Checkbox_Checked" field:value="false"/><field:param field:name="Checkbox_HelpText" field:value=""/><field:param field:name="Checkbox_Name" field:value=""/></field:fieldmark><text:span text:style-name="MT1"><text:s/></text:span><text:span text:style-name="MT2">Desenvolvimento de novo produto RDP:</text:span><text:span text:style-name="MT3"> </text:span><text:span text:style-name="MT2">|_</text:span><text:span text:style-name="MT4">0</text:span><text:span text:style-name="MT2">_|_</text:span><text:span text:style-name="MT4">0</text:span><text:span text:style-name="MT2">_|_</text:span><text:span text:style-name="MT5">0</text:span><text:span text:style-name="MT2">_| - |_</text:span><text:span text:style-name="MT6">2</text:span><text:span text:style-name="MT2">_|_</text:span><text:span text:style-name="MT5">5</text:span><text:span text:style-name="MT2">_| <text:s text:c="12"/></text:span><text:span text:style-name="MT3"><text:s text:c="4"/></text:span></text:p>
              <text:p text:style-name="MP5"><field:fieldmark text:name="__Fieldmark__48_845661655" field:type="vnd.oasis.opendocument.field.FORMCHECKBOX"><field:param field:name="Checkbox_HelpText" field:value=""/><field:param field:name="Checkbox_Name" field:value=""/></field:fieldmark><text:s/><text:span text:style-name="MT7">Melhoria de produto RMP:</text:span><text:span text:style-name="MT3"> </text:span><text:span text:style-name="MT2">|_</text:span><text:span text:style-name="MT4">0</text:span><text:span text:style-name="MT2">_|_</text:span><text:span text:style-name="MT4">0</text:span><text:span text:style-name="MT2">_|_</text:span><text:span text:style-name="MT5">0</text:span><text:span text:style-name="MT2">_| - |_</text:span><text:span text:style-name="MT5">2</text:span><text:span text:style-name="MT2">_|_</text:span><text:span text:style-name="MT5">5</text:span><text:span text:style-name="MT2">_|</text:span></text:p>
            </table:table-cell>
          </table:table-row>
        </table:table>
        <text:p text:style-name="MP6"/>
      </style:header>
      <style:footer>
        <text:p text:style-name="MP7">SQI 004A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title> </dc:title>
    <meta:initial-creator>.</meta:initial-creator>
    <meta:creation-date>2011-07-14T14:32:00</meta:creation-date>
    <dc:date>2025-06-18T17:51:17.912000000</dc:date>
    <meta:print-date>2025-05-28T17:35:16.081000000</meta:print-date>
    <meta:editing-cycles>51</meta:editing-cycles>
    <meta:editing-duration>PT22H28M8S</meta:editing-duration>
    <meta:generator>LibreOffice/6.3.3.2$Windows_X86_64 LibreOffice_project/a64200df03143b798afd1ec74a12ab50359878ed</meta:generator>
    <meta:document-statistic meta:table-count="2" meta:image-count="1" meta:object-count="0" meta:page-count="1" meta:paragraph-count="37" meta:word-count="207" meta:character-count="1862" meta:non-whitespace-character-count="1375"/>
  </office:meta>
</office:document-meta>
</file>